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四章:企业JavaBeans</text:p>
      <text:list xml:id="list1722411918" text:style-name="L1">
        <text:list-item>
          <text:list>
            <text:list-item>
              <text:p text:style-name="P4">简介</text:p>
              <text:p text:style-name="P4">4.1.1 概述</text:p>
              <text:p text:style-name="P4">企业JavaBeans（EJB） 3.1通过服务器端的企业应用Beans为开发分布式的，事务控制的，安全的，便捷的Java企业应用提供接口，企业应用Beans通常以低耦合的方式实现应用的业务逻辑，这使得企业应用Beans的可重用性较高。企业JavaBeans被定义在JSR-318中。</text:p>
              <text:p text:style-name="P4"/>
              <text:p text:style-name="P4">4.1.2 EJB 3.1特性集</text:p>
              <text:p text:style-name="P4">以下为EJB3.1所支持的特性：</text:p>
              <text:list>
                <text:list-header>
                  <text:p text:style-name="P4">会话Beans</text:p>
                  <text:p text:style-name="P4">消息驱动Beans</text:p>
                  <text:p text:style-name="P4">无接口试图</text:p>
                  <text:p text:style-name="P4">本地接口</text:p>
                  <text:p text:style-name="P4">远程接口</text:p>
                  <text:p text:style-name="P4">JAX-WS Web 服务</text:p>
                  <text:p text:style-name="P4">JAX-RS Web 服务</text:p>
                  <text:p text:style-name="P4">定时服务</text:p>
                  <text:p text:style-name="P4">异步调运</text:p>
                  <text:p text:style-name="P4">拦截器</text:p>
                  <text:p text:style-name="P4">RMI/IIOP 操作</text:p>
                  <text:p text:style-name="P4">事务支持</text:p>
                  <text:p text:style-name="P4">安全</text:p>
                  <text:p text:style-name="P4">可嵌入的编程接口</text:p>
                </text:list-header>
              </text:list>
            </text:list-item>
          </text:list>
        </text:list-item>
      </text:list>
      <text:p text:style-name="P2"><text:tab/> <text:s text:c="4"/>以下特性也是 EJB 3.1所支持的，但是被提议取消，在以后Java企业版本7中将变为可选项：</text:p>
      <text:p text:style-name="P2"><text:tab/><text:tab/>实体Beans（容器控制或Bean自身控制的存储）</text:p>
      <text:p text:style-name="P2"><text:tab/><text:tab/>EJB2.1实体Bean客户端视图</text:p>
      <text:p text:style-name="P2"><text:tab/><text:tab/>EJB查询语言（EJB QL）</text:p>
      <text:p text:style-name="P2"><text:tab/><text:tab/>基于JAX-RPC Web 服务</text:p>
      <text:p text:style-name="P2"/>
      <text:list xml:id="list1327644878" text:continue-numbering="true" text:style-name="L1">
        <text:list-item>
          <text:list>
            <text:list-header>
              <text:p text:style-name="P4">4.1.3 EJB 3.1 Lite</text:p>
            </text:list-header>
          </text:list>
        </text:list-item>
      </text:list>
      <text:p text:style-name="P2"><text:tab/>EJB Lite 是EJB3.1的子集，提供一个较简单版本为了支持Java企业版本6 Web版本，这样使得Java Web应用能够使用企业Beans，允许企业Beans部署在war中</text:p>
      <text:list xml:id="list1140377326" text:continue-numbering="true" text:style-name="L1">
        <text:list-item>
          <text:list>
            <text:list-header>
              <text:p text:style-name="P4">4.1.4 EJB 3.1 Lite特性</text:p>
            </text:list-header>
          </text:list>
        </text:list-item>
      </text:list>
      <text:p text:style-name="P2"><text:tab/>EJB Lite 包括以下特性：</text:p>
      <text:p text:style-name="P2"><text:tab/><text:tab/>无状态，有状态，单例会话Bean</text:p>
      <text:p text:style-name="P2"><text:tab/><text:tab/>本地业务接口和“无接口”Bean</text:p>
      <text:p text:style-name="P2"><text:tab/><text:tab/>拦截器</text:p>
      <text:p text:style-name="P2"><text:tab/><text:tab/>容器控制的和Bean控制的事务</text:p>
      <text:p text:style-name="P2"><text:tab/><text:tab/>申明性的程序化的安全</text:p>
      <text:p text:style-name="P2"><text:tab/><text:tab/>可嵌入的编程接口</text:p>
      <text:p text:style-name="P2"><text:soft-page-break/><text:tab/>以下特性是EJB3.1支持而EJB3.1Lite不包括：</text:p>
      <text:p text:style-name="P2"><text:tab/><text:tab/>远程接口</text:p>
      <text:p text:style-name="P2"><text:tab/><text:tab/>RMI/IIOP 操作</text:p>
      <text:p text:style-name="P2"><text:tab/><text:tab/>JAX-WS Web 服务</text:p>
      <text:p text:style-name="P2"><text:tab/><text:tab/>定时服务</text:p>
      <text:p text:style-name="P2"><text:tab/><text:tab/>异步会话Bean调运</text:p>
      <text:p text:style-name="P2"><text:tab/><text:tab/>消息驱动Bean</text:p>
      <text:p text:style-name="P2"/>
      <text:list xml:id="list1515891644" text:continue-numbering="true" text:style-name="L1">
        <text:list-item>
          <text:list>
            <text:list-header>
              <text:p text:style-name="P4">4.1.5 企业JavaBeans</text:p>
            </text:list-header>
          </text:list>
        </text:list-item>
      </text:list>
      <text:p text:style-name="P2"><text:s text:c="8"/>根据企业JavaBeans3.1（EJB3.1）申明文档定义，企业Beans是服务器端应用程序组件，企业Beans在服务器端以低耦合的方式实现应用的业务逻辑，鼓励再利用。</text:p>
      <text:p text:style-name="P2"><text:s text:c="8"/>企业Beans被编写为Java类，Java类添加有关EJB标注。这些类打包（jar）后可以部署在应用程序容器中。应用程序容器实现EJB3.1规范， 负责管理企业Beans的生命周期，并向企业Beans提供安全管理，事务管理，以及并发管理等服务。</text:p>
      <text:p text:style-name="P2"><text:s text:c="8"/>一个企业Beans定义任意数量的业务接口，通过这些接口，企业Beans提供一系列业务逻辑处理方法，这些方法可以被远程的客户端访问，远程客户端可以和企业Beans不在用一个JVM中。</text:p>
      <text:p text:style-name="P2"><text:s text:c="7"/>根据EJB3.1规则文档的申明，企业Beans分为两类：会话Bean和消息驱动Bean.</text:p>
      <text:p text:style-name="P2"><text:s text:c="7"/>实体Bean是第三类企业Beans，被定义在EJB 2，实体Bean当前不推荐使用，一般我们用JPA实体来代替实体Bean。</text:p>
      <text:p text:style-name="P2"/>
      <text:list xml:id="list920245576" text:continue-numbering="true" text:style-name="L1">
        <text:list-item>
          <text:list>
            <text:list-header>
              <text:p text:style-name="P4">4.1.6 编写企业JavaBeans</text:p>
            </text:list-header>
          </text:list>
        </text:list-item>
      </text:list>
      <text:p text:style-name="P2"><text:s text:c="8"/>企业Beans作为服务器端组件，以低耦合的方式设计封装业务逻辑，这些业务逻辑可以被任何特定的客户端应用访问。由于您的应用的业务逻辑被封装成企业Beans，所以您能够在多个应用程序中使用或重利用企业Beans。</text:p>
      <text:p text:style-name="P2"><text:s text:c="7"/>企业Beans以标注的形式来实现，您只需在普通Java类中添加相关标注，不需要实现任何特定的EJB接口，或继承任何特定EJB类。</text:p>
      <text:p text:style-name="P2"><text:s text:c="6"/>EJB3.1 企业Beans可以被打包成jar文件，一个jar文件可以部署到企业应用容器中。同样企业Beans也可以被包含在企业应用归档文件（ear）中，包含企业Beans的ear文件可以部署在企业应用容器中。另外根据EJB3.1Lite规范，企业Beans也可以包含在一个war中。</text:p>
      <text:p text:style-name="P2"/>
      <text:list xml:id="list388565986" text:continue-numbering="true" text:style-name="L1">
        <text:list-item>
          <text:list>
            <text:list-header>
              <text:p text:style-name="P4">4.1.7 Session Bean服务接口</text:p>
              <text:list text:continue-numbering="true">
                <text:list-header>
                  <text:p text:style-name="P4">4.1.7.1 Session Bean服务接口</text:p>
                </text:list-header>
              </text:list>
            </text:list-header>
          </text:list>
        </text:list-item>
      </text:list>
      <text:p text:style-name="P2"><text:s text:c="7"/>一个企业Beans业务接口是一个普通Java接口，被程序开发者编写，接口申明一系列public方法，远程客户端可以通过这些接口访问会话Bean，会话Bean可以实现一个或多个企业Beans业务接口，同样也可以不实现任何接口。</text:p>
      <text:p text:style-name="P2"><text:s text:c="7"/>企业Beans业务接口可以申明为本地接口或远程接口，但不能即是本地接口又是远程接口。</text:p>
      <text:p text:style-name="P2"/>
      <text:list xml:id="list1715535544" text:continue-numbering="true" text:style-name="L1">
        <text:list-item>
          <text:list>
            <text:list-item>
              <text:list>
                <text:list-header>
                  <text:p text:style-name="P4">4.1.7.2 EJB本地服务接口</text:p>
                </text:list-header>
              </text:list>
            </text:list-item>
          </text:list>
        </text:list-item>
      </text:list>
      <text:p text:style-name="P2"><text:s text:c="6"/>一个企业Beans本地业务接口申明的方法只可以被同一个容器内的客户端使用，当一个会话Bean实现企业Beans本地业务接口，仅仅本地业务接口中申明的方法才可以被本地客户端使用。</text:p>
      <text:p text:style-name="P2"><text:soft-page-break/></text:p>
      <text:list xml:id="list1606874469" text:continue-numbering="true" text:style-name="L1">
        <text:list-item>
          <text:list>
            <text:list-item>
              <text:list>
                <text:list-header>
                  <text:p text:style-name="P4">4.1.7.3 EJB远程服务接口</text:p>
                </text:list-header>
              </text:list>
            </text:list-item>
          </text:list>
        </text:list-item>
      </text:list>
      <text:p text:style-name="P2"><text:s text:c="6"/>一个企业Beans远程业务接口对远程客户端可见，会话Bean实现企业Beans远程业务接口可以被远程客户端访问，EJB容器提供方法来完成远程客户端对会话Bean的访问。</text:p>
      <text:p text:style-name="P2"><text:s text:c="6"/>一个远程客户端可以是任意客户端，在任意JVM上，可以是桌面应用，可以是Web应用，同样可以是Web服务，这些客户端和企业Beans运行在不同的JVM之上。</text:p>
      <text:p text:style-name="P2"><text:s text:c="6"/>本地客户端可以访问企业Beans远程业务接口提供的方法，如果本地客户端访问远程接口，EJB容器按照处理远程客户端访问的机制来处理本地客户端的访问需求。</text:p>
      <text:p text:style-name="P2"/>
      <text:list xml:id="list349151184" text:continue-numbering="true" text:style-name="L1">
        <text:list-item>
          <text:list>
            <text:list-item>
              <text:list>
                <text:list-header>
                  <text:p text:style-name="P4">4.1.7.4 无接口企业JavaBean</text:p>
                </text:list-header>
              </text:list>
            </text:list-item>
          </text:list>
        </text:list-item>
      </text:list>
      <text:p text:style-name="P2"><text:s text:c="7"/>一个企业Beans不实现任何业务接口就叫做无接口Bean,所有无接口Bean的公共方法可以被本地客户端访问。</text:p>
      <text:p text:style-name="P2"><text:s text:c="7"/>一个会话Bean实现接口也可以是无接口Bean。</text:p>
      <text:list xml:id="list132971780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  <text:list-item>
              <text:p text:style-name="P4">Session Beans</text:p>
              <text:p text:style-name="P4">4.2.1 Session Beans</text:p>
            </text:list-item>
          </text:list>
        </text:list-item>
      </text:list>
      <text:p text:style-name="P2"><text:s text:c="8"/>会话Bean封装了一系列业务流程，工作在一个类中供客户端使用，会话Bean可以分为三类：无状态会话Bean,有状态会话Bean,单例会话Bean。</text:p>
      <text:p text:style-name="P2"/>
      <text:list xml:id="list958107165" text:continue-numbering="true" text:style-name="L1">
        <text:list-item>
          <text:list>
            <text:list-header>
              <text:p text:style-name="P4">4.2.2 无状态Session Beans</text:p>
            </text:list-header>
          </text:list>
        </text:list-item>
      </text:list>
      <text:p text:style-name="P2"><text:s text:c="10"/>无状态会话Bean是最简单最被广泛使用的会话Bean类型。它提供业务方法给客户端应用，但是它不维护任何客户端服务器端方法调运的状态。每一个方法的调运是一个完整的工作流程，不依靠任何会话Bean的状态。因为这里没有状态，所以应用容器没有必要让每次调运作用到同一个实体，这使得无状态会话Bean更高效，更灵活，伸缩性好。</text:p>
      <text:list xml:id="list72921143" text:continue-numbering="true" text:style-name="L1">
        <text:list-item>
          <text:list>
            <text:list-header>
              <text:p text:style-name="P4">4.2.3 有状态Session Beans</text:p>
              <text:p text:style-name="P4">4.2.4 单例Session Beans</text:p>
              <text:p text:style-name="P4">4.2.5 其他</text:p>
            </text:list-header>
            <text:list-item>
              <text:p text:style-name="P4">消息驱动 Beans</text:p>
              <text:p text:style-name="P4">4.3.1 消息驱动 Beans</text:p>
              <text:p text:style-name="P4">4.3.2 资源连接器</text:p>
            </text:list-item>
            <text:list-item>
              <text:p text:style-name="P4">调运Session Beans</text:p>
              <text:p text:style-name="P4">4.4.1 使用JNDI调运Session Beans</text:p>
            </text:list-item>
            <text:list-item>
              <text:p text:style-name="P4">集群环境下的企业JavaBeans</text:p>
              <text:p text:style-name="P4">4.5.1 集群企业JavaBeans</text:p>
            </text:list-item>
            <text:list-item>
              <text:p text:style-name="P4">其他</text:p>
            </text:list-item>
          </text:list>
        </text:list-item>
      </text:list>
      <text:p text:style-name="P2"/>
      <text:p text:style-name="P2"/>
      <text:p text:style-name="P1">第五章：Java Servlet 技术</text:p>
      <text:p text:style-name="P1"/>
      <text:p text:style-name="P1">第六章：Java Server Faces 技术</text:p>
      <text:p text:style-name="P1"/>
      <text:p text:style-name="P1"><text:soft-page-break/>第七章：Java 存储 API</text:p>
      <text:p text:style-name="P1"/>
      <text:p text:style-name="P1">第八章：Java 事务 API</text:p>
      <text:p text:style-name="P1"/>
      <text:p text:style-name="P1">第九章：RESTful Web Services (JAX-RS)</text:p>
      <text:p text:style-name="P1"/>
      <text:p text:style-name="P1">第十章：Web Services (JAX-WS)</text:p>
      <text:p text:style-name="P1"/>
      <text:p text:style-name="P1">第十一章：Managed Beans</text:p>
      <text:p text:style-name="P1"/>
      <text:p text:style-name="P1">第十二章：Contexts and Dependency Injection (CDI)</text:p>
      <text:p text:style-name="P1"/>
      <text:p text:style-name="P1">第十三章：Bean Validation</text:p>
      <text:p text:style-name="P1"/>
      <text:p text:style-name="P1">第十四章：Java 消息服务 API (JMS)</text:p>
      <text:p text:style-name="P1"/>
      <text:p text:style-name="P1">第十五章：JavaEE Connector Architecture (JCA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lin </meta:initial-creator>
    <meta:creation-date>2012-06-17T21:12:28</meta:creation-date>
    <dc:date>2012-06-29T17:17:38</dc:date>
    <dc:creator>Kylin </dc:creator>
    <meta:editing-duration>PT3H45M</meta:editing-duration>
    <meta:editing-cycles>95</meta:editing-cycles>
    <meta:generator>LibreOffice/3.3$Linux LibreOffice_project/330m19$Build-401</meta:generator>
    <meta:document-statistic meta:table-count="0" meta:image-count="0" meta:object-count="0" meta:page-count="4" meta:paragraph-count="92" meta:word-count="344" meta:character-count="3026"/>
  </office:meta>
</office:document-meta>
</file>